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chUnit">
      <style:text-properties officeooo:rsid="001e1cb9" officeooo:paragraph-rsid="001e1cb9"/>
    </style:style>
    <style:style style:name="P2" style:family="paragraph" style:parent-style-name="zeroCh">
      <style:text-properties officeooo:rsid="001e1cb9" officeooo:paragraph-rsid="001e1cb9"/>
    </style:style>
    <style:style style:name="P3" style:family="paragraph" style:parent-style-name="rightMargin">
      <style:text-properties officeooo:rsid="001e1cb9" officeooo:paragraph-rsid="001e1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large 20 Ch right margin.</text:p>
      <text:p text:style-name="P1"/>
      <text:p text:style-name="P2">A zero’d out right margin. This defines the zero as 0 ic – so it should be in CJK units.</text:p>
      <text:p text:style-name="P2"/>
      <text:p text:style-name="P3">A defined 5cm right margin – no need to “override” a 0 ic for DOCX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chUnit" style:family="paragraph" style:parent-style-name="Standard">
      <style:paragraph-properties loext:margin-right="20ic"/>
    </style:style>
    <style:style style:name="zeroCh" style:family="paragraph" style:parent-style-name="chUnit">
      <style:paragraph-properties loext:margin-right="0ic"/>
    </style:style>
    <style:style style:name="rightMargin" style:family="paragraph" style:parent-style-name="zeroCh">
      <style:paragraph-properties fo:margin-right="1.9598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4T12:23:26.500838160</meta:creation-date>
    <dc:date>2025-08-14T12:27:50.877200405</dc:date>
    <meta:editing-duration>PT4M27S</meta:editing-duration>
    <meta:editing-cycles>1</meta:editing-cycles>
    <meta:document-statistic meta:table-count="0" meta:image-count="0" meta:object-count="0" meta:page-count="1" meta:paragraph-count="3" meta:word-count="39" meta:character-count="182" meta:non-whitespace-character-count="144"/>
    <meta:generator>LibreOfficeDev/26.2.0.0.alpha0$Linux_X86_64 LibreOffice_project/8dc8cb2a798d641dd3c0cf542fb423d81042f090</meta:generator>
  </office:meta>
</office:document-meta>
</file>